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1f24" officeooo:paragraph-rsid="000f1f24"/>
    </style:style>
    <style:style style:name="P2" style:family="paragraph" style:parent-style-name="Standard">
      <style:text-properties officeooo:rsid="00106654" officeooo:paragraph-rsid="00106654"/>
    </style:style>
    <style:style style:name="P3" style:family="paragraph" style:parent-style-name="Standard">
      <style:text-properties officeooo:rsid="0010948d" officeooo:paragraph-rsid="0010948d"/>
    </style:style>
    <style:style style:name="P4" style:family="paragraph" style:parent-style-name="Standard">
      <style:text-properties officeooo:rsid="0010948d" officeooo:paragraph-rsid="00115116"/>
    </style:style>
    <style:style style:name="P5" style:family="paragraph" style:parent-style-name="Standard">
      <style:text-properties officeooo:rsid="00115116" officeooo:paragraph-rsid="00115116"/>
    </style:style>
    <style:style style:name="T1" style:family="text">
      <style:text-properties officeooo:rsid="001151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Step by step to create a new project.</text:p>
      <text:p text:style-name="P3">1. Create a script App.py to and upload a data, context of the data, <text:span text:style-name="T1">problem</text:span>, <text:s/>to the docker – postgres sql. The problem.</text:p>
      <text:p text:style-name="P3">2. <text:s/>try to connect to posgres By APP.py.</text:p>
      <text:p text:style-name="P4">3. <text:s/>An → App <text:span text:style-name="T1">ASK AI agent return list lower than 5 question to clearfy about the question.</text:span></text:p>
      <text:p text:style-name="P5">4. → memorise all the data + context + answer to answer the question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7:36:41.380700268</meta:creation-date>
    <dc:date>2025-04-08T18:28:55.005671947</dc:date>
    <meta:editing-duration>PT22S</meta:editing-duration>
    <meta:editing-cycles>1</meta:editing-cycles>
    <meta:document-statistic meta:table-count="0" meta:image-count="0" meta:object-count="0" meta:page-count="1" meta:paragraph-count="5" meta:word-count="70" meta:character-count="358" meta:non-whitespace-character-count="288"/>
    <meta:generator>LibreOffice/7.3.7.2$Linux_X86_64 LibreOffice_project/30$Build-2</meta:generator>
  </office:meta>
</office:document-meta>
</file>